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BF00002FCF00001EB8AA58E83B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7" table:end-x="0.3846in" table:end-y="0.126in" draw:z-index="0" svg:width="4.8181in" svg:height="3.0957in" svg:x="0.011in" svg:y="0.0528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7" table:end-x="0.3732in" table:end-y="0.0732in" draw:z-index="1" draw:name="Graphics 1" draw:style-name="gr1" draw:text-style-name="P1" svg:width="4.8181in" svg:height="3.0957in" svg:x="0in" svg:y="0in">
              <draw:image xlink:href="Pictures/200004BF00002FCF00001EB8AA58E83B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8">05/08/2006</text:date>, <text:time>09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6$Build-9021</meta:generator>
    <meta:creation-date>2005-06-28T11:14:25</meta:creation-date>
    <dc:date>2006-05-04T14:15:46</dc:date>
    <dc:language>en-US</dc:language>
    <meta:editing-cycles>6</meta:editing-cycles>
    <meta:editing-duration>PT14M4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6000003814697pt" style:font-family-asian="'Andale Sans UI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none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6" style:family="chart" style:data-style-name="N107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80000019073486pt" style:font-family-asian="'Andale Sans UI'" style:font-pitch-asian="variable" style:font-size-asian="7.80000019073486pt" style:font-family-complex="Tahoma" style:font-pitch-complex="variable" style:font-size-complex="7.80000019073486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6.69999980926514pt" style:font-family-asian="'Andale Sans UI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2.239cm" svg:height="7.864cm" chart:class="chart:bar" chart:style-name="ch1">
        <chart:title svg:x="5.009cm" svg:y="0.156cm" chart:style-name="ch2">
          <text:p>Main Title</text:p>
        </chart:title>
        <chart:legend chart:legend-position="end" svg:x="10.427cm" svg:y="3.187cm" chart:style-name="ch3"/>
        <chart:plot-area chart:style-name="ch4" table:cell-range-address="Sheet1.$B$4:.$F$16" chart:data-source-has-labels="both" chart:table-number-list="0" svg:x="0.244cm" svg:y="1.044cm" svg:width="9.696cm" svg:height="6.664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